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Sans1" fo:font-size="6pt" officeooo:rsid="001290e9" officeooo:paragraph-rsid="001290e9" style:font-size-asian="6pt" style:font-size-complex="6pt"/>
    </style:style>
    <style:style style:name="P2" style:family="paragraph" style:parent-style-name="Standard">
      <style:text-properties style:font-name="FreeSans1" officeooo:rsid="0007a16d" officeooo:paragraph-rsid="0007a16d"/>
    </style:style>
    <style:style style:name="P3" style:family="paragraph" style:parent-style-name="Standard">
      <style:paragraph-properties fo:line-height="4.2cm"/>
      <style:text-properties style:font-name="FreeSans1" officeooo:rsid="0015d803" officeooo:paragraph-rsid="003a90a4"/>
    </style:style>
    <style:style style:name="P4" style:family="paragraph" style:parent-style-name="Standard">
      <style:paragraph-properties fo:line-height="1.75cm"/>
      <style:text-properties style:font-name="FreeSans1" officeooo:rsid="0015d803" officeooo:paragraph-rsid="003b38d9"/>
    </style:style>
    <style:style style:name="P5" style:family="paragraph" style:parent-style-name="Standard">
      <style:text-properties style:font-name="FreeSans1" officeooo:rsid="003a90a4" officeooo:paragraph-rsid="003d2e8a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style:font-name="FreeSans1" fo:font-size="8pt" fo:font-weight="normal" officeooo:rsid="001728dc" officeooo:paragraph-rsid="001728dc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style:font-name="FreeSans1" fo:font-size="12pt" fo:font-weight="bold" officeooo:rsid="001728dc" officeooo:paragraph-rsid="001728dc" style:font-size-asian="12pt" style:font-weight-asian="bold" style:font-size-complex="12pt" style:font-weight-complex="bold"/>
    </style:style>
    <style:style style:name="P8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3b38d9"/>
    </style:style>
    <style:style style:name="P9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3d2e8a"/>
    </style:style>
    <style:style style:name="P10" style:family="paragraph" style:parent-style-name="Standard">
      <style:text-properties style:font-name="BetecknaLowerCase1" officeooo:rsid="001290e9" officeooo:paragraph-rsid="003b38d9"/>
    </style:style>
    <style:style style:name="P11" style:family="paragraph" style:parent-style-name="Standard">
      <style:paragraph-properties fo:text-align="start" style:justify-single-word="false"/>
      <style:text-properties style:font-name="FreeSans1" fo:font-size="6pt" officeooo:rsid="0013b859" officeooo:paragraph-rsid="003e70d3" style:font-size-asian="6pt" style:font-size-complex="6pt"/>
    </style:style>
    <style:style style:name="P12" style:family="paragraph">
      <style:text-properties style:font-name="BetecknaLowerCase1" fo:font-size="96pt" style:font-size-asian="96pt" style:font-size-complex="96pt"/>
    </style:style>
    <style:style style:name="P13" style:family="paragraph">
      <style:text-properties style:font-name="FreeSans1"/>
    </style:style>
    <style:style style:name="P14" style:family="paragraph">
      <style:paragraph-properties fo:text-align="center"/>
      <style:text-properties fo:font-size="12pt"/>
    </style:style>
    <style:style style:name="P15" style:family="paragraph">
      <style:paragraph-properties fo:text-align="center"/>
    </style:style>
    <style:style style:name="T1" style:family="text">
      <style:text-properties style:font-name="FreeSans"/>
    </style:style>
    <style:style style:name="T2" style:family="text">
      <style:text-properties style:font-name="FreeSans" fo:font-size="12pt" officeooo:rsid="001a7abf" style:font-name-asian="FreeSans" style:font-size-asian="12pt" style:font-name-complex="FreeSans" style:font-size-complex="12pt"/>
    </style:style>
    <style:style style:name="T3" style:family="text">
      <style:text-properties fo:font-size="48pt" officeooo:rsid="003b38d9" style:font-size-asian="48pt" style:font-size-complex="48pt"/>
    </style:style>
    <style:style style:name="T4" style:family="text">
      <style:text-properties officeooo:rsid="001dbe5e"/>
    </style:style>
    <style:style style:name="T5" style:family="text">
      <style:text-properties officeooo:rsid="003b38d9" style:font-size-complex="6pt"/>
    </style:style>
    <style:style style:name="T6" style:family="text">
      <style:text-properties officeooo:rsid="003a90a4"/>
    </style:style>
    <style:style style:name="T7" style:family="text">
      <style:text-properties officeooo:rsid="003b38d9"/>
    </style:style>
    <style:style style:name="T8" style:family="text">
      <style:text-properties fo:font-size="12pt" officeooo:rsid="0015d803" style:font-name-asian="Droid Sans Fallback" style:font-size-asian="12pt" style:font-name-complex="FreeSans2" style:font-size-complex="12pt"/>
    </style:style>
    <style:style style:name="T9" style:family="text">
      <style:text-properties fo:font-size="12pt" officeooo:rsid="001a7abf" style:font-name-asian="Droid Sans Fallback" style:font-size-asian="12pt" style:font-name-complex="FreeSans2" style:font-size-complex="12pt"/>
    </style:style>
    <style:style style:name="T10" style:family="text">
      <style:text-properties fo:font-size="12pt" officeooo:rsid="003d2e8a" style:font-name-asian="Droid Sans Fallback" style:font-size-asian="12pt" style:font-name-complex="FreeSans2" style:font-size-complex="12pt"/>
    </style:style>
    <style:style style:name="T11" style:family="text">
      <style:text-properties officeooo:rsid="001f5956"/>
    </style:style>
    <style:style style:name="T12" style:family="text">
      <style:text-properties style:font-name="BetecknaLowerCase1" fo:font-size="96pt" style:font-size-asian="96pt" style:font-size-complex="96pt"/>
    </style:style>
    <style:style style:name="T13" style:family="text">
      <style:text-properties style:font-name="FreeSans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horizontal-align="center" draw:textarea-vertical-align="middle" draw:auto-grow-width="true" fo:min-height="1.715cm" fo:min-width="0.43cm" fo:padding-top="0.75cm" fo:padding-bottom="1cm" fo:padding-left="1cm" fo:padding-right="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svg:stroke-color="#000000" draw:marker-start-width="0.427cm" draw:marker-end="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svg:stroke-width="0.049cm" svg:stroke-color="#000000" draw:marker-start="Linienspitzen_20_1" draw:marker-start-width="0.199cm" draw:marker-end="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2" svg:width="3.61cm" svg:height="6.111cm" svg:x="15.071cm" svg:y="1.579cm">
        <draw:text-box>
          <text:p><text:span text:style-name="T12">L</text:span></text:p>
        </draw:text-box>
      </draw:frame>
      <draw:frame text:anchor-type="page" text:anchor-page-number="1" draw:z-index="1" draw:style-name="gr2" draw:text-style-name="P13" svg:width="0.237cm" svg:height="0.579cm" svg:x="15.443cm" svg:y="4.269cm">
        <draw:text-box>
          <text:p><text:span text:style-name="T13">1</text:span></text:p>
        </draw:text-box>
      </draw:frame>
      <draw:line text:anchor-type="page" text:anchor-page-number="1" draw:z-index="2" draw:style-name="gr3" draw:text-style-name="P14" svg:x1="15.939cm" svg:y1="3.641cm" svg:x2="15.939cm" svg:y2="6.312cm">
        <text:p/>
      </draw:line>
      <draw:line text:anchor-type="page" text:anchor-page-number="1" draw:z-index="3" draw:style-name="gr4" draw:text-style-name="P14" svg:x1="17.497cm" svg:y1="6.318cm" svg:x2="15.917cm" svg:y2="6.318cm">
        <text:p/>
      </draw:line>
      <text:p text:style-name="P6">LATIN CAPITAL LETTER <text:span text:style-name="T6">L</text:span></text:p>
      <text:p text:style-name="P7">Das große <text:span text:style-name="T6">Ell</text:span></text:p>
      <text:p text:style-name="P2"/>
      <text:p text:style-name="P5">Landratsamt<text:span text:style-name="T8"> </text:span><text:span text:style-name="T2">•</text:span><text:span text:style-name="T9"> </text:span><text:span text:style-name="T10">Leben</text:span><text:span text:style-name="T8"> </text:span><text:span text:style-name="T2">•</text:span><text:span text:style-name="T9"> </text:span><text:span text:style-name="T10">Leute</text:span><text:span text:style-name="T8"> </text:span><text:span text:style-name="T2">•</text:span><text:span text:style-name="T9"> </text:span><text:span text:style-name="T10">Liebe</text:span><text:span text:style-name="T8"> </text:span><text:span text:style-name="T2">•</text:span><text:span text:style-name="T9"> </text:span><text:span text:style-name="T10">Licht</text:span><text:span text:style-name="T8"> </text:span><text:span text:style-name="T2">•</text:span><text:span text:style-name="T9"> </text:span><text:span text:style-name="T10">Liste</text:span><text:span text:style-name="T8"> </text:span><text:span text:style-name="T2">•</text:span><text:span text:style-name="T9"> </text:span><text:span text:style-name="T10">Laden</text:span></text:p>
      <text:p text:style-name="P3"><text:span text:style-name="Outline_5f_very_5f_large"><text:span text:style-name="T6">LLLLLLL</text:span></text:span></text:p>
      <text:p text:style-name="P4"><text:span text:style-name="Outline_5f_large"><text:span text:style-name="T3">LLLLLLLLLLLLLLLLLLLLL</text:span></text:span></text:p>
      <text:p text:style-name="P10"><text:span text:style-name="Outline"><text:span text:style-name="T7">LLLLLLLLLLLLLLLLLLLLLLLLLLLLLLLLLLLLLLLLLL</text:span></text:span></text:p>
      <text:p text:style-name="P9"><text:span text:style-name="Outline"><text:span text:style-name="T7">LLLLLLLLLLLLLLLLLLLLLLLLLLLLLLLLLLLLLLLLLL</text:span></text:span></text:p>
      <text:p text:style-name="P9"><text:span text:style-name="Outline"><text:span text:style-name="T7">LLLLLLLLLLLLLLLLLLLLLLLLLLLLLLLLLLLLLLLLLL</text:span></text:span></text:p>
      <text:p text:style-name="P9"><text:span text:style-name="Outline"><text:span text:style-name="T7">LLLLLLLLLLLLLLLLLLLLLLLLLLLLLLLLLLLLLLLLLL</text:span></text:span></text:p>
      <text:p text:style-name="P9"><text:span text:style-name="Outline"><text:span text:style-name="T7">LLLLLLLLLLLLLLLLLLLLLLLLLLLLLLLLLLLLLLLLLL</text:span></text:span></text:p>
      <text:p text:style-name="P9"><text:span text:style-name="Outline"><text:span text:style-name="T7">LLLLLLLLLLLLLLLLLLLLLLLLLLLLLLLLLLLLLLLLLL</text:span></text:span></text:p>
      <text:p text:style-name="P9"><text:span text:style-name="Outline"><text:span text:style-name="T7">LLLLLLLLLLLLLLLLLLLLLLLLLLLLLLLLLLLLLLLLLL</text:span></text:span></text:p>
      <text:p text:style-name="P9"><text:span text:style-name="Outline"><text:span text:style-name="T7">LLLLLLLLLLLLLLLLLLLLLLLLLLLLLLLLLLLLLLLLLL</text:span></text:span></text:p>
      <text:p text:style-name="P9"><text:span text:style-name="Outline"><text:span text:style-name="T7">LLLLLLLLLLLLLLLLLLLLLLLLLLLLLLLLLLLLLLLLLL</text:span></text:span></text:p>
      <text:p text:style-name="P9"><text:span text:style-name="Outline"><text:span text:style-name="T5">LLLLLLLLLLLLLLLLLLLLLLLLLLLLLLLLLLLLLLLLLL</text:span></text:span></text:p>
      <text:p text:style-name="P9"><text:span text:style-name="Outline"><text:span text:style-name="T7">LLLLLLLLLLLLLLLLLLLLLLLLLLLLLLLLLLLLLLLLLL</text:span></text:span></text:p>
      <text:p text:style-name="P9"><text:span text:style-name="Outline"><text:span text:style-name="T7">LLLLLLLLLLLLLLLLLLLLLLLLLLLLLLLLLLLLLLLLLL</text:span></text:span></text:p>
      <text:p text:style-name="P9"><text:span text:style-name="Outline"><text:span text:style-name="T7">LLLLLLLLLLLLLLLLLLLLLLLLLLLLLLLLLLLLLLLLLL</text:span></text:span></text:p>
      <text:p text:style-name="P8"><draw:line text:anchor-type="paragraph" draw:z-index="4" draw:style-name="gr5" draw:text-style-name="P15" svg:x1="0cm" svg:y1="0.319cm" svg:x2="17cm" svg:y2="0.319cm"><text:p/></draw:line><draw:line text:anchor-type="paragraph" draw:z-index="5" draw:style-name="gr5" draw:text-style-name="P15" svg:x1="0cm" svg:y1="0.72cm" svg:x2="17cm" svg:y2="0.72cm"><text:p/></draw:line><draw:line text:anchor-type="paragraph" draw:z-index="6" draw:style-name="gr5" draw:text-style-name="P15" svg:x1="0cm" svg:y1="0.921cm" svg:x2="17cm" svg:y2="0.921cm"><text:p/></draw:line><draw:line text:anchor-type="paragraph" draw:z-index="7" draw:style-name="gr5" draw:text-style-name="P15" svg:x1="0cm" svg:y1="0.52cm" svg:x2="17cm" svg:y2="0.52cm"><text:p/></draw:line><text:span text:style-name="Outline"><text:span text:style-name="T4">L</text:span></text:span></text:p>
      <text:p text:style-name="P8"><draw:line text:anchor-type="paragraph" draw:z-index="8" draw:style-name="gr5" draw:text-style-name="P15" svg:x1="0cm" svg:y1="0.319cm" svg:x2="17cm" svg:y2="0.319cm"><text:p/></draw:line><draw:line text:anchor-type="paragraph" draw:z-index="9" draw:style-name="gr5" draw:text-style-name="P15" svg:x1="0cm" svg:y1="0.921cm" svg:x2="17cm" svg:y2="0.921cm"><text:p/></draw:line><text:span text:style-name="Outline"><text:span text:style-name="T4">L</text:span></text:span></text:p>
      <text:p text:style-name="P1"/>
      <text:p text:style-name="P1"/>
      <text:p text:style-name="P1"/>
      <text:p text:style-name="P1"/>
      <text:p text:style-name="P11"><text:span text:style-name="T1">©</text:span> Copyright 2016 Stephan Kreutzer, <text:span text:style-name="T11">GNU Affero General Public License 3 or any later version, https://github.com/refugee-it/schreibuebungsblaetter, http://r</text:span>efugee-it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Linienspitzen_20_1" draw:display-name="Linienspitzen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utline" style:family="text">
      <style:text-properties style:text-outline="true" style:font-name="BetecknaLowerCase" fo:font-family="BetecknaLowerCase" style:font-style-name="Standard" style:font-pitch="variable" fo:font-size="24pt" fo:font-weight="normal" style:font-size-asian="10.5pt"/>
    </style:style>
    <style:style style:name="Zeilenanfang" style:family="text" style:parent-style-name="Outline">
      <style:text-properties style:text-outline="false" style:font-size-asian="10.5pt"/>
    </style:style>
    <style:style style:name="Outline_5f_very_5f_large" style:display-name="Outline_very_large" style:family="text" style:parent-style-name="Outline">
      <style:text-properties fo:font-size="96pt" fo:font-weight="normal" style:font-size-asian="10.5pt"/>
    </style:style>
    <style:style style:name="Outline_5f_large" style:display-name="Outline_large" style:family="text" style:parent-style-name="Outline_5f_very_5f_large">
      <style:text-properties fo:font-size="36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Kreutzer</meta:initial-creator>
    <meta:creation-date>2016-05-05T23:10:30.653352464</meta:creation-date>
    <dc:date>2016-08-13T21:09:06.371036520</dc:date>
    <dc:creator>Stephan Kreutzer</dc:creator>
    <meta:editing-duration>PT1H45M38S</meta:editing-duration>
    <meta:editing-cycles>57</meta:editing-cycles>
    <meta:generator>LibreOffice/4.2.8.2$Linux_x86 LibreOffice_project/420m0$Build-2</meta:generator>
    <meta:document-statistic meta:table-count="0" meta:image-count="0" meta:object-count="0" meta:page-count="1" meta:paragraph-count="21" meta:word-count="54" meta:character-count="837" meta:non-whitespace-character-count="804"/>
  </office:meta>
</office:document-meta>
</file>